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LVL2" text:bullet-char="·">
        <style:list-level-properties text:space-before="0.5in" text:min-label-width="0.4166in" text:list-level-position-and-space-mode="label-alignment">
          <style:list-level-label-alignment text:label-followed-by="listtab" fo:margin-left="0.9166in" fo:text-indent="-0.4166in"/>
        </style:list-level-properties>
        <style:text-properties style:font-name="Times New Roman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end"/>
      <style:text-properties style:font-name="Times New Roman"/>
    </style:style>
    <style:style style:name="P2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3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0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P11" style:parent-style-name="Normal" style:family="paragraph">
      <style:paragraph-properties fo:margin-bottom="0.0701in" style:line-height-at-least="0.2187in" fo:background-color="#FFFFFF"/>
    </style:style>
    <style:style style:name="T12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T1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4" style:parent-style-name="Normal" style:family="paragraph">
      <style:paragraph-properties fo:margin-bottom="0.0701in" style:line-height-at-least="0.2187in" fo:background-color="#FFFFFF"/>
    </style:style>
    <style:style style:name="T15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T16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7" style:parent-style-name="ListParagraph" style:family="paragraph">
      <style:paragraph-properties fo:margin-bottom="0in" fo:line-height="100%" fo:background-color="#FFFFFF"/>
    </style:style>
    <style:style style:name="T18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19" style:parent-style-name="ListParagraph" style:family="paragraph">
      <style:paragraph-properties fo:margin-bottom="0in" fo:line-height="100%" fo:background-color="#FFFFFF"/>
    </style:style>
    <style:style style:name="T20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21" style:parent-style-name="ListParagraph" style:family="paragraph">
      <style:paragraph-properties fo:margin-bottom="0in" fo:line-height="100%" fo:background-color="#FFFFFF"/>
    </style:style>
    <style:style style:name="T22" style:parent-style-name="DefaultParagraphFont" style:family="text">
      <style:text-properties style:font-name="Times New Roman" style:font-name-asian="Times New Roman" fo:color="#000000" fo:font-size="7pt" style:font-size-asian="7pt" style:font-size-complex="7pt"/>
    </style:style>
    <style:style style:name="T23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24" style:parent-style-name="ListParagraph" style:family="paragraph">
      <style:paragraph-properties fo:margin-bottom="0in" fo:line-height="100%" fo:margin-left="0in" fo:background-color="#FFFFFF">
        <style:tab-stops/>
      </style:paragraph-properties>
      <style:text-properties style:font-name="Times New Roman" style:font-name-asian="Times New Roman" fo:color="#000000" fo:font-size="11.5pt" style:font-size-asian="11.5pt" style:font-size-complex="11.5pt"/>
    </style:style>
    <style:style style:name="P2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style:font-weight-complex="bold" fo:color="#000000" fo:font-size="12pt" style:font-size-asian="12pt" style:font-size-complex="12pt"/>
    </style:style>
    <style:style style:name="P2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0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ableColumn32" style:family="table-column">
      <style:table-column-properties style:column-width="1.3854in" style:use-optimal-column-width="false"/>
    </style:style>
    <style:style style:name="TableColumn33" style:family="table-column">
      <style:table-column-properties style:column-width="5.7381in" style:use-optimal-column-width="false"/>
    </style:style>
    <style:style style:name="Table31" style:family="table">
      <style:table-properties style:width="7.1236in" fo:margin-left="-0.0048in" table:align="left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fo:background-color="#00DCFF" style:writing-mode="lr-tb" style:vertical-align="middle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7" style:family="table-cell">
      <style:table-cell-properties fo:border="0.0034in solid #000000" fo:background-color="#00DCFF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Cell4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4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5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</style:style>
    <style:style style:name="TableCell6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6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7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7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8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8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bottom" fo:padding-top="0.0381in" fo:padding-left="0.0381in" fo:padding-bottom="0.0381in" fo:padding-right="0.0381in"/>
    </style:style>
    <style:style style:name="P93" style:parent-style-name="Normal" style:family="paragraph">
      <style:paragraph-properties fo:text-align="justify"/>
      <style:text-properties style:font-name="Times New Roma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69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34in solid #000000" fo:border-bottom="0.0069in solid #000000" fo:border-right="0.0034in solid #000000" style:writing-mode="lr-tb" style:vertical-align="bottom" fo:padding-top="0.0381in" fo:padding-left="0.0381in" fo:padding-bottom="0.0381in" fo:padding-right="0.0381in"/>
    </style:style>
    <style:style style:name="P9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10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108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Cell112" style:family="table-cell">
      <style:table-cell-properties fo:border="0.0069in solid #000000" style:writing-mode="lr-tb" style:vertical-align="bottom" fo:padding-top="0.0381in" fo:padding-left="0.0381in" fo:padding-bottom="0.0381in" fo:padding-right="0.0381in"/>
    </style:style>
    <style:style style:name="P113" style:parent-style-name="Normal" style:family="paragraph">
      <style:paragraph-properties fo:text-align="justify"/>
      <style:text-properties style:font-name="Times New Roman" style:font-name-asian="Times New Roman" fo:color="#000000" style:font-size-complex="13pt"/>
    </style:style>
    <style:style style:name="P11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17" style:parent-style-name="Normal" style:family="paragraph">
      <style:paragraph-properties fo:margin-bottom="0.0701in" style:line-height-at-least="0.2187in" fo:background-color="#FFFFFF"/>
    </style:style>
    <style:style style:name="T118" style:parent-style-name="DefaultParagraphFont" style:family="text"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1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2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21" style:parent-style-name="Normal" style:family="paragraph">
      <style:paragraph-properties fo:break-before="page"/>
      <style:text-properties style:font-name="Times New Roman" fo:hyphenate="true"/>
    </style:style>
    <style:style style:name="P122" style:parent-style-name="Normal" style:family="paragraph">
      <style:paragraph-properties fo:text-align="end"/>
      <style:text-properties style:font-name="Times New Roman"/>
    </style:style>
    <style:style style:name="P123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24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2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2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30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31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P132" style:parent-style-name="Normal" style:family="paragraph">
      <style:paragraph-properties fo:margin-bottom="0.0701in" style:line-height-at-least="0.2187in" fo:background-color="#FFFFFF"/>
    </style:style>
    <style:style style:name="T133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3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3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36" style:parent-style-name="Normal" style:family="paragraph">
      <style:paragraph-properties fo:margin-bottom="0.0701in" style:line-height-at-least="0.2187in" fo:background-color="#FFFFFF"/>
    </style:style>
    <style:style style:name="T13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3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39" style:parent-style-name="ListParagraph" style:family="paragraph">
      <style:paragraph-properties fo:margin-bottom="0.0701in" style:line-height-at-least="0.2187in" fo:background-color="#FFFFFF"/>
    </style:style>
    <style:style style:name="T140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141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14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14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4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4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5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51" style:parent-style-name="ListParagraph" style:family="paragraph">
      <style:paragraph-properties fo:break-before="page" fo:margin-bottom="0.0701in" style:line-height-at-least="0.2187in" fo:margin-left="0.25in" fo:background-color="#FFFFFF">
        <style:tab-stops/>
      </style:paragraph-properties>
      <style:text-properties style:font-name="Times New Roman" style:font-name-asian="Times New Roman" fo:color="#000000" fo:font-size="11.5pt" style:font-size-asian="11.5pt" style:font-size-complex="11.5pt"/>
    </style:style>
    <style:style style:name="P152" style:parent-style-name="Normal" style:family="paragraph">
      <style:paragraph-properties fo:text-align="end"/>
      <style:text-properties style:font-name="Times New Roman"/>
    </style:style>
    <style:style style:name="P153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54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5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5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6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161" style:parent-style-name="Normal" style:family="paragraph">
      <style:paragraph-properties fo:margin-bottom="0.0701in" style:line-height-at-least="0.2187in" fo:background-color="#FFFFFF"/>
    </style:style>
    <style:style style:name="T162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63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6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65" style:parent-style-name="Normal" style:family="paragraph">
      <style:paragraph-properties fo:margin-bottom="0.0701in" style:line-height-at-least="0.2187in" fo:background-color="#FFFFFF"/>
    </style:style>
    <style:style style:name="T166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67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68" style:parent-style-name="ListParagraph" style:family="paragraph">
      <style:paragraph-properties fo:margin-bottom="0.0701in" style:line-height-at-least="0.2187in" fo:background-color="#FFFFFF"/>
    </style:style>
    <style:style style:name="T169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170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17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17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7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7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183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186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187" style:parent-style-name="Normal" style:family="paragraph">
      <style:paragraph-properties fo:text-align="end"/>
      <style:text-properties style:font-name="Times New Roman"/>
    </style:style>
    <style:style style:name="P188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18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19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1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2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3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19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196" style:parent-style-name="Normal" style:family="paragraph">
      <style:paragraph-properties fo:margin-bottom="0.0701in" style:line-height-at-least="0.2187in" fo:background-color="#FFFFFF"/>
    </style:style>
    <style:style style:name="T19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19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19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0" style:parent-style-name="Normal" style:family="paragraph">
      <style:paragraph-properties fo:margin-bottom="0.0701in" style:line-height-at-least="0.2187in" fo:background-color="#FFFFFF"/>
    </style:style>
    <style:style style:name="T2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02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03" style:parent-style-name="ListParagraph" style:family="paragraph">
      <style:paragraph-properties fo:margin-bottom="0.0701in" style:line-height-at-least="0.2187in" fo:background-color="#FFFFFF"/>
    </style:style>
    <style:style style:name="T20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05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20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20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0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1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19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20" style:parent-style-name="Normal" style:family="paragraph">
      <style:paragraph-properties fo:text-align="end"/>
      <style:text-properties style:font-name="Times New Roman"/>
    </style:style>
    <style:style style:name="P221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222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223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2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2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26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2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2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229" style:parent-style-name="Normal" style:family="paragraph">
      <style:paragraph-properties fo:margin-bottom="0.0701in" style:line-height-at-least="0.2187in" fo:background-color="#FFFFFF"/>
    </style:style>
    <style:style style:name="T230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31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32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3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34" style:parent-style-name="Normal" style:family="paragraph">
      <style:paragraph-properties fo:margin-bottom="0.0701in" style:line-height-at-least="0.2187in" fo:background-color="#FFFFFF"/>
    </style:style>
    <style:style style:name="T235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36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37" style:parent-style-name="ListParagraph" style:family="paragraph">
      <style:paragraph-properties fo:margin-bottom="0.0701in" style:line-height-at-least="0.2187in" fo:background-color="#FFFFFF"/>
    </style:style>
    <style:style style:name="T23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39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24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1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24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4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4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4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4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5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5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52" style:parent-style-name="Normal" style:family="paragraph">
      <style:paragraph-properties fo:break-before="page"/>
      <style:text-properties style:font-name="Times New Roman" style:font-name-asian="Times New Roman" fo:font-style="italic" style:font-style-asian="italic" fo:color="#000000" fo:font-size="11.5pt" style:font-size-asian="11.5pt" style:font-size-complex="11.5pt" fo:hyphenate="true"/>
    </style:style>
    <style:style style:name="P25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style="italic" style:font-style-asian="italic" fo:color="#000000" fo:font-size="11.5pt" style:font-size-asian="11.5pt" style:font-size-complex="11.5pt" fo:hyphenate="true"/>
    </style:style>
    <style:style style:name="P254" style:parent-style-name="Normal" style:family="paragraph">
      <style:paragraph-properties fo:text-align="end"/>
      <style:text-properties style:font-name="Times New Roman"/>
    </style:style>
    <style:style style:name="P255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256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257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58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59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6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61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62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263" style:parent-style-name="Normal" style:family="paragraph">
      <style:paragraph-properties fo:margin-bottom="0.0701in" style:line-height-at-least="0.2187in" fo:background-color="#FFFFFF"/>
    </style:style>
    <style:style style:name="T264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65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6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67" style:parent-style-name="Normal" style:family="paragraph">
      <style:paragraph-properties fo:margin-bottom="0.0701in" style:line-height-at-least="0.2187in" fo:background-color="#FFFFFF"/>
    </style:style>
    <style:style style:name="T268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69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70" style:parent-style-name="ListParagraph" style:family="paragraph">
      <style:paragraph-properties fo:margin-bottom="0.0701in" style:line-height-at-least="0.2187in" fo:background-color="#FFFFFF"/>
    </style:style>
    <style:style style:name="T271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272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273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74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27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7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77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78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79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80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81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82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283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84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85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286" style:parent-style-name="Normal" style:family="paragraph">
      <style:paragraph-properties fo:break-before="page"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287" style:parent-style-name="Normal" style:family="paragraph">
      <style:paragraph-properties fo:text-align="end"/>
      <style:text-properties style:font-name="Times New Roman"/>
    </style:style>
    <style:style style:name="P288" style:parent-style-name="Normal" style:family="paragraph">
      <style:paragraph-properties>
        <style:tab-stops>
          <style:tab-stop style:type="center" style:position="3.25in"/>
          <style:tab-stop style:type="left" style:position="3.9479in"/>
        </style:tab-stops>
      </style:paragraph-properties>
    </style:style>
    <style:style style:name="T289" style:parent-style-name="DefaultParagraphFont" style:family="text">
      <style:text-properties style:font-name="Times New Roman" fo:color="#000000" fo:font-size="11.5pt" style:font-size-asian="11.5pt" style:font-size-complex="11.5pt" fo:background-color="#FFFFFF"/>
    </style:style>
    <style:style style:name="T290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91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92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93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94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T295" style:parent-style-name="DefaultParagraphFont" style:family="text">
      <style:text-properties style:font-name="Times New Roman" fo:font-weight="bold" style:font-weight-asian="bold" fo:color="#000000" fo:font-size="20pt" style:font-size-asian="20pt" style:font-size-complex="20pt" fo:background-color="#FFFFFF"/>
    </style:style>
    <style:style style:name="P296" style:parent-style-name="Normal" style:family="paragraph">
      <style:paragraph-properties fo:margin-bottom="0.0701in" style:line-height-at-least="0.2187in" fo:background-color="#FFFFFF"/>
    </style:style>
    <style:style style:name="T297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298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29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00" style:parent-style-name="Normal" style:family="paragraph">
      <style:paragraph-properties fo:margin-bottom="0.0701in" style:line-height-at-least="0.2187in" fo:background-color="#FFFFFF"/>
    </style:style>
    <style:style style:name="T301" style:parent-style-name="DefaultParagraphFont" style:family="text">
      <style:text-properties style:font-name="Times New Roman" style:font-name-asian="Times New Roman" fo:font-weight="bold" style:font-weight-asian="bold" style:font-weight-complex="bold" fo:color="#000000" fo:font-size="11.5pt" style:font-size-asian="11.5pt" style:font-size-complex="11.5pt"/>
    </style:style>
    <style:style style:name="T302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P303" style:parent-style-name="ListParagraph" style:family="paragraph">
      <style:paragraph-properties fo:margin-bottom="0.0701in" style:line-height-at-least="0.2187in" fo:background-color="#FFFFFF"/>
    </style:style>
    <style:style style:name="T304" style:parent-style-name="DefaultParagraphFont" style:family="text">
      <style:text-properties style:font-name="Times New Roman" style:font-name-asian="Times New Roman" fo:color="#000000" fo:font-size="11.5pt" style:font-size-asian="11.5pt" style:font-size-complex="11.5pt"/>
    </style:style>
    <style:style style:name="T305" style:parent-style-name="DefaultParagraphFont" style:family="text">
      <style:text-properties style:font-name="Times New Roman" style:font-name-asian="Times New Roman" fo:color="#000000" fo:font-size="10pt" style:font-size-asian="10pt" style:font-size-complex="10pt"/>
    </style:style>
    <style:style style:name="P306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0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color="#000000" fo:font-size="11.5pt" style:font-size-asian="11.5pt" style:font-size-complex="11.5pt"/>
    </style:style>
    <style:style style:name="P30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0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10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11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12" style:parent-style-name="Normal" style:family="paragraph">
      <style:paragraph-properties fo:margin-bottom="0.0701in" style:line-height-at-least="0.2187in" fo:background-color="#FFFFFF"/>
    </style:style>
    <style:style style:name="T313" style:parent-style-name="DefaultParagraphFont" style:family="text"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14" style:parent-style-name="DefaultParagraphFont" style:family="text">
      <style:text-properties style:font-name="Times New Roman" style:font-name-asian="Times New Roman" fo:color="#000000" fo:font-size="12pt" style:font-size-asian="12pt" style:font-size-complex="12pt"/>
    </style:style>
    <style:style style:name="P315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2pt" style:font-size-asian="12pt" style:font-size-complex="12pt"/>
    </style:style>
    <style:style style:name="P31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2pt" style:font-size-asian="12pt" style:font-size-complex="12pt"/>
    </style:style>
    <style:style style:name="P31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2pt" style:font-size-asian="12pt" style:font-size-complex="12pt"/>
    </style:style>
    <style:style style:name="P318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1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2pt" style:font-size-asian="12pt" style:font-size-complex="12pt"/>
    </style:style>
    <style:style style:name="P320" style:parent-style-name="Normal" style:family="paragraph">
      <style:paragraph-properties fo:break-before="page"/>
      <style:text-properties style:font-name="Times New Roman" style:font-name-asian="Times New Roman" fo:color="#000000" fo:font-size="12pt" style:font-size-asian="12pt" style:font-size-complex="12pt" fo:hyphenate="true"/>
    </style:style>
    <style:style style:name="P321" style:parent-style-name="Normal" style:family="paragraph">
      <style:paragraph-properties fo:text-align="end"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P322" style:parent-style-name="Normal" style:family="paragraph">
      <style:paragraph-properties fo:margin-bottom="0in" fo:line-height="100%"/>
    </style:style>
    <style:style style:name="T323" style:parent-style-name="DefaultParagraphFont" style:family="text">
      <style:text-properties style:font-name="Times New Roman" style:font-name-asian="Times New Roman" fo:font-size="11.5pt" style:font-size-asian="11.5pt" style:font-size-complex="11.5pt" fo:background-color="#FFFFFF"/>
    </style:style>
    <style:style style:name="T324" style:parent-style-name="DefaultParagraphFont" style:family="text">
      <style:text-properties style:font-name="Times New Roman" style:font-name-asian="Times New Roman" fo:font-weight="bold" style:font-weight-asian="bold" style:font-weight-complex="bold" fo:font-size="20.5pt" style:font-size-asian="20.5pt" style:font-size-complex="20.5pt" fo:background-color="#FFFFFF"/>
    </style:style>
    <style:style style:name="P325" style:parent-style-name="Normal" style:family="paragraph">
      <style:paragraph-properties fo:margin-bottom="0in" fo:line-height="100%"/>
    </style:style>
    <style:style style:name="T326" style:parent-style-name="DefaultParagraphFont" style:family="text">
      <style:text-properties style:font-name="Times New Roman" style:font-name-asian="Times New Roman" fo:font-weight="bold" style:font-weight-asian="bold" style:font-weight-complex="bold" fo:font-size="20pt" style:font-size-asian="20pt" style:font-size-complex="20pt" fo:background-color="#FFFFFF"/>
    </style:style>
    <style:style style:name="P327" style:parent-style-name="Normal" style:family="paragraph">
      <style:paragraph-properties fo:margin-bottom="0.0701in" style:line-height-at-least="0.2187in" fo:background-color="#FFFFFF"/>
    </style:style>
    <style:style style:name="T328" style:parent-style-name="DefaultParagraphFont" style:family="text">
      <style:text-properties style:font-name="Times New Roman" style:font-name-asian="Times New Roman" fo:font-weight="bold" style:font-weight-asian="bold" style:font-weight-complex="bold" fo:font-size="11.5pt" style:font-size-asian="11.5pt" style:font-size-complex="11.5pt"/>
    </style:style>
    <style:style style:name="T329" style:parent-style-name="DefaultParagraphFont" style:family="text">
      <style:text-properties style:font-name="Times New Roman" style:font-name-asian="Times New Roman" fo:font-size="11.5pt" style:font-size-asian="11.5pt" style:font-size-complex="11.5pt"/>
    </style:style>
    <style:style style:name="T330" style:parent-style-name="DefaultParagraphFont" style:family="text">
      <style:text-properties style:font-name="Times New Roman" style:font-name-asian="Times New Roman" fo:font-size="11.5pt" style:font-size-asian="11.5pt" style:font-size-complex="11.5pt"/>
    </style:style>
    <style:style style:name="P331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size="12pt" style:font-size-asian="12pt" style:font-size-complex="12pt"/>
    </style:style>
    <style:style style:name="P332" style:parent-style-name="Normal" style:family="paragraph">
      <style:paragraph-properties fo:margin-bottom="0.0701in" style:line-height-at-least="0.2187in" fo:background-color="#FFFFFF"/>
    </style:style>
    <style:style style:name="T333" style:parent-style-name="DefaultParagraphFont" style:family="text">
      <style:text-properties style:font-name="Times New Roman" style:font-name-asian="Times New Roman" fo:font-weight="bold" style:font-weight-asian="bold" style:font-weight-complex="bold" fo:font-size="11.5pt" style:font-size-asian="11.5pt" style:font-size-complex="11.5pt"/>
    </style:style>
    <style:style style:name="T334" style:parent-style-name="DefaultParagraphFont" style:family="text">
      <style:text-properties style:font-name="Times New Roman" style:font-name-asian="Times New Roman" fo:font-size="11.5pt" style:font-size-asian="11.5pt" style:font-size-complex="11.5pt"/>
    </style:style>
    <style:style style:name="P335" style:parent-style-name="Normal" style:family="paragraph">
      <style:paragraph-properties fo:margin-bottom="0.0701in" style:line-height-at-least="0.2187in" fo:text-indent="-0.25in" fo:background-color="#FFFFFF"/>
    </style:style>
    <style:style style:name="T336" style:parent-style-name="DefaultParagraphFont" style:family="text">
      <style:text-properties style:font-name="Courier New" style:font-name-asian="Courier New" style:font-name-complex="Courier New" fo:font-size="12pt" style:font-size-asian="12pt"/>
    </style:style>
    <style:style style:name="T337" style:parent-style-name="DefaultParagraphFont" style:family="text">
      <style:text-properties style:font-name="Times New Roman" style:font-name-asian="Courier New" fo:font-size="7pt" style:font-size-asian="7pt" style:font-size-complex="7pt"/>
    </style:style>
    <style:style style:name="T338" style:parent-style-name="DefaultParagraphFont" style:family="text">
      <style:text-properties style:font-name="Times New Roman" style:font-name-asian="Times New Roman" fo:font-size="11.5pt" style:font-size-asian="11.5pt" style:font-size-complex="11.5pt"/>
    </style:style>
    <style:style style:name="T339" style:parent-style-name="DefaultParagraphFont" style:family="text">
      <style:text-properties style:font-name="Times New Roman" style:font-name-asian="Times New Roman" fo:font-size="10pt" style:font-size-asian="10pt" style:font-size-complex="10pt"/>
    </style:style>
    <style:style style:name="P340" style:parent-style-name="Normal" style:family="paragraph">
      <style:paragraph-properties fo:margin-bottom="0.0701in" style:line-height-at-least="0.2187in" fo:text-indent="-0.25in" fo:background-color="#FFFFFF"/>
    </style:style>
    <style:style style:name="T341" style:parent-style-name="DefaultParagraphFont" style:family="text">
      <style:text-properties style:font-name="Courier New" style:font-name-asian="Times New Roman" style:font-name-complex="Courier New" fo:font-size="12pt" style:font-size-asian="12pt" style:font-size-complex="12pt"/>
    </style:style>
    <style:style style:name="T342" style:parent-style-name="DefaultParagraphFont" style:family="text">
      <style:text-properties style:font-name="Times New Roman" style:font-name-asian="Times New Roman" fo:font-size="7pt" style:font-size-asian="7pt" style:font-size-complex="7pt"/>
    </style:style>
    <style:style style:name="T343" style:parent-style-name="DefaultParagraphFont" style:family="text">
      <style:text-properties style:font-name="Times New Roman" style:font-name-asian="Times New Roman" fo:font-size="11.5pt" style:font-size-asian="11.5pt" style:font-size-complex="11.5pt"/>
    </style:style>
    <style:style style:name="P344" style:parent-style-name="Normal" style:family="paragraph">
      <style:paragraph-properties fo:margin-bottom="0.0701in" style:line-height-at-least="0.2187in" fo:background-color="#FFFFFF"/>
    </style:style>
    <style:style style:name="T345" style:parent-style-name="DefaultParagraphFont" style:family="text">
      <style:text-properties style:font-name="Times New Roman" style:font-name-asian="Times New Roman" fo:font-weight="bold" style:font-weight-asian="bold" style:font-weight-complex="bold" fo:font-size="11.5pt" style:font-size-asian="11.5pt" style:font-size-complex="11.5pt"/>
    </style:style>
    <style:style style:name="P346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size="12pt" style:font-size-asian="12pt" style:font-size-complex="12pt"/>
    </style:style>
    <style:style style:name="P347" style:parent-style-name="Normal" style:family="paragraph">
      <style:paragraph-properties fo:margin-bottom="0.0701in" style:line-height-at-least="0.2187in" fo:background-color="#FFFFFF"/>
    </style:style>
    <style:style style:name="T348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49" style:parent-style-name="ListParagraph" style:family="paragraph">
      <style:paragraph-properties style:vertical-align="auto" fo:margin-bottom="0.0701in" style:line-height-at-least="0.2187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350" style:parent-style-name="ListParagraph" style:family="paragraph">
      <style:paragraph-properties style:vertical-align="auto" fo:margin-bottom="0.0701in" style:line-height-at-least="0.2187in" fo:background-color="#FFFFFF"/>
      <style:text-properties style:font-name="Times New Roman" style:font-name-asian="Times New Roman" fo:font-size="12pt" style:font-size-asian="12pt" style:font-size-complex="12pt" fo:hyphenate="true"/>
    </style:style>
    <style:style style:name="P351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52" style:parent-style-name="ListParagraph" style:family="paragraph">
      <style:paragraph-properties style:vertical-align="auto" fo:margin-bottom="0.0701in" style:line-height-at-least="0.2187in" fo:background-color="#FFFFFF"/>
      <style:text-properties style:font-name="Times New Roman" style:font-name-asian="Times New Roman" style:font-weight-complex="bold" style:font-style-complex="italic" fo:font-size="12pt" style:font-size-asian="12pt" style:font-size-complex="12pt" fo:hyphenate="true"/>
    </style:style>
    <style:style style:name="P353" style:parent-style-name="ListParagraph" style:family="paragraph">
      <style:paragraph-properties style:vertical-align="auto" fo:margin-bottom="0.0701in" style:line-height-at-least="0.2187in" fo:background-color="#FFFFFF"/>
      <style:text-properties style:font-name="Times New Roman" style:font-name-asian="Times New Roman" style:font-weight-complex="bold" style:font-style-complex="italic" fo:font-size="12pt" style:font-size-asian="12pt" style:font-size-complex="12pt" fo:hyphenate="true"/>
    </style:style>
    <style:style style:name="P354" style:parent-style-name="Normal" style:family="paragraph">
      <style:paragraph-properties fo:margin-bottom="0.0701in" style:line-height-at-least="0.2187in" fo:background-color="#FFFFFF"/>
    </style:style>
    <style:style style:name="T355" style:parent-style-name="DefaultParagraphFont" style:family="text">
      <style:text-properties style:font-name="Times New Roman" style:font-name-asian="Times New Roman" fo:font-weight="bold" style:font-weight-asian="bold" style:font-weight-complex="bold" fo:font-style="italic" style:font-style-asian="italic" style:font-style-complex="italic" fo:font-size="12pt" style:font-size-asian="12pt" style:font-size-complex="12pt" style:text-underline-type="single" style:text-underline-style="solid" style:text-underline-width="auto" style:text-underline-mode="continuous"/>
    </style:style>
    <style:style style:name="P356" style:parent-style-name="ListParagraph" style:family="paragraph">
      <style:paragraph-properties style:vertical-align="auto" fo:margin-bottom="0.1111in" fo:line-height="107%"/>
      <style:text-properties fo:hyphenate="true"/>
    </style:style>
    <style:style style:name="P357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2pt" style:font-size-asian="12pt" style:font-size-complex="12pt"/>
    </style:style>
    <style:style style:name="P358" style:parent-style-name="Normal" style:family="paragraph">
      <style:paragraph-properties fo:margin-bottom="0.0701in" style:line-height-at-least="0.2187in" fo:margin-left="0.25in" fo:background-color="#FFFFFF">
        <style:tab-stops/>
      </style:paragraph-properties>
      <style:text-properties style:font-name="Times New Roman" style:font-name-asian="Times New Roman" fo:color="#000000" fo:font-size="12pt" style:font-size-asian="12pt" style:font-size-complex="12pt"/>
    </style:style>
    <style:style style:name="P359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font-weight="bold" style:font-weight-asian="bold" fo:font-style="italic" style:font-style-asian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360" style:parent-style-name="Normal" style:family="paragraph">
      <style:paragraph-properties fo:break-before="page"/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361" style:parent-style-name="Normal" style:family="paragraph">
      <style:text-properties style:font-name="Times New Roman" style:font-name-asian="Times New Roman" fo:color="#000000" fo:font-size="11.5pt" style:font-size-asian="11.5pt" style:font-size-complex="11.5pt" fo:hyphenate="true"/>
    </style:style>
    <style:style style:name="P362" style:parent-style-name="ListParagraph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  <style:style style:name="P363" style:parent-style-name="Normal" style:family="paragraph">
      <style:paragraph-properties fo:margin-bottom="0.0701in" style:line-height-at-least="0.2187in" fo:background-color="#FFFFFF"/>
      <style:text-properties style:font-name="Times New Roman" style:font-name-asian="Times New Roman" fo:color="#000000" fo:font-size="11.5pt" style:font-size-asian="11.5pt" style:font-size-complex="11.5pt"/>
    </style:style>
  </office:automatic-styles>
  <office:body>
    <office:text text:use-soft-page-breaks="true">
      <text:p text:style-name="P1">Chủ<text:s/>nhật, ngày 15 tháng 6 năm 2014</text:p>
      <text:p text:style-name="P2"><text:span text:style-name="T3"><text:tab/></text:span><text:span text:style-name="T4">BIÊN B</text:span><text:span text:style-name="T5">Ả</text:span><text:span text:style-name="T6">N H</text:span><text:span text:style-name="T7">Ọ</text:span><text:span text:style-name="T8">P TEAM</text:span><text:span text:style-name="T9"><text:s/></text:span><text:span text:style-name="T10"><text:tab/></text:span></text:p>
      <text:p text:style-name="P11"><text:span text:style-name="T12">Thành phần tham dự</text:span><text:span text:style-name="T13">: HoaNP, LựcNV, CảnhNHT</text:span></text:p>
      <text:p text:style-name="P14"><text:span text:style-name="T15">Mục đích</text:span><text:span text:style-name="T16">:</text:span></text:p>
      <text:list text:style-name="LFO1" text:continue-numbering="true">
        <text:list-item>
          <text:p text:style-name="P17"><text:span text:style-name="T18">Thống nhất cách thức liên lạc và làm việc và thống nhất các mốc thời gian.</text:span></text:p>
        </text:list-item>
        <text:list-item>
          <text:p text:style-name="P19"><text:span text:style-name="T20">Thống nhất các chức năng.</text:span></text:p>
        </text:list-item>
        <text:list-item>
          <text:p text:style-name="P21"><text:span text:style-name="T22"> </text:span><text:span text:style-name="T23">Phân chia công việc cho mọi người trong tuần tới.</text:span></text:p>
        </text:list-item>
      </text:list>
      <text:p text:style-name="P24"/>
      <text:p text:style-name="P25">Nội dung cuộc họp:</text:p>
      <text:p text:style-name="P26">1, Thống nhất kênh liên lạc và cách thức làm việc:</text:p>
      <text:list text:style-name="LFO1" text:continue-numbering="true">
        <text:list-item>
          <text:p text:style-name="P27">·Sử dụng kênh liên lạc chính là Skype: Đã tạo group (có thể chat thông thường hoặc chat voice, video call).<text:s/>Ngoài ra sử dụng thêm Email, các weekly report sẽ được update trên GitHub repository của dự án.</text:p>
        </text:list-item>
        <text:list-item>
          <text:p text:style-name="P28">Thống nhất họp ít nhất 1 buổi / tuần. Buổi họp chính diễn ra vào 22:00 Thứ 2 hàng tuần qua Skype. Nếu có bất kì buổi họp phát sinh nào sẽ được thông báo qua Skype, Facebook.</text:p>
        </text:list-item>
        <text:list-item>
          <text:p text:style-name="P29">Thời gian tới sẽ vừa training, vừa phát triển để tiết kiệm thời gian.</text:p>
        </text:list-item>
      </text:list>
      <text:p text:style-name="P30">2. <text:s text:c="2"/>Thống nhất các chức năng:<text:s/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Mã</text:p>
          </table:table-cell>
          <table:table-cell table:style-name="TableCell37">
            <text:p text:style-name="P38">Nội dung</text:p>
          </table:table-cell>
        </table:table-row>
        <table:table-row table:style-name="TableRow39">
          <table:table-cell table:style-name="TableCell40">
            <text:p text:style-name="P41">UC01</text:p>
          </table:table-cell>
          <table:table-cell table:style-name="TableCell42">
            <text:p text:style-name="P43">Hiển thị bản đồ các nhà trọ xung quanh vị trí hiện tại</text:p>
          </table:table-cell>
        </table:table-row>
        <table:table-row table:style-name="TableRow44">
          <table:table-cell table:style-name="TableCell45">
            <text:p text:style-name="P46">UC02</text:p>
          </table:table-cell>
          <table:table-cell table:style-name="TableCell47">
            <text:p text:style-name="P48">Tìm kiếm nhà trọ xung quanh một khu vực nào<text:s/>đó</text:p>
          </table:table-cell>
        </table:table-row>
        <table:table-row table:style-name="TableRow49">
          <table:table-cell table:style-name="TableCell50">
            <text:p text:style-name="P51">UC03</text:p>
          </table:table-cell>
          <table:table-cell table:style-name="TableCell52">
            <text:p text:style-name="P53">Tìm kiếm theo bộ lọc</text:p>
          </table:table-cell>
        </table:table-row>
        <table:table-row table:style-name="TableRow54">
          <table:table-cell table:style-name="TableCell55">
            <text:p text:style-name="P56">UC04</text:p>
          </table:table-cell>
          <table:table-cell table:style-name="TableCell57">
            <text:p text:style-name="P58">Sắp xếp danh sách các nhà trọ</text:p>
          </table:table-cell>
        </table:table-row>
        <table:table-row table:style-name="TableRow59">
          <table:table-cell table:style-name="TableCell60">
            <text:p text:style-name="P61">UC05</text:p>
          </table:table-cell>
          <table:table-cell table:style-name="TableCell62">
            <text:p text:style-name="P63">So sánh thông tin hai nhà trọ với nhau</text:p>
          </table:table-cell>
        </table:table-row>
        <table:table-row table:style-name="TableRow64">
          <table:table-cell table:style-name="TableCell65">
            <text:p text:style-name="P66">UC06</text:p>
          </table:table-cell>
          <table:table-cell table:style-name="TableCell67">
            <text:p text:style-name="P68">Lưu thông tin các nhà trọ để xem offline</text:p>
          </table:table-cell>
        </table:table-row>
        <table:table-row table:style-name="TableRow69">
          <table:table-cell table:style-name="TableCell70">
            <text:p text:style-name="P71">UC07</text:p>
          </table:table-cell>
          <table:table-cell table:style-name="TableCell72">
            <text:p text:style-name="P73">Thông báo về sự thay đổi thông tin của phòng trọ đang được theo<text:s/>dõi</text:p>
          </table:table-cell>
        </table:table-row>
        <table:table-row table:style-name="TableRow74">
          <table:table-cell table:style-name="TableCell75">
            <text:p text:style-name="P76">UC08</text:p>
          </table:table-cell>
          <table:table-cell table:style-name="TableCell77">
            <text:p text:style-name="P78">Cho phép người dùng báo cáo và đánh giá về một nhà trọ</text:p>
          </table:table-cell>
        </table:table-row>
        <table:table-row table:style-name="TableRow79">
          <table:table-cell table:style-name="TableCell80">
            <text:p text:style-name="P81">UC09</text:p>
          </table:table-cell>
          <table:table-cell table:style-name="TableCell82">
            <text:p text:style-name="P83">Đăng thông tin nhà trọ cho thuê, bắt buộc phải có hình ảnh hoặc video</text:p>
          </table:table-cell>
        </table:table-row>
        <text:soft-page-break/>
        <table:table-row table:style-name="TableRow84">
          <table:table-cell table:style-name="TableCell85">
            <text:p text:style-name="P86">UC10</text:p>
          </table:table-cell>
          <table:table-cell table:style-name="TableCell87">
            <text:p text:style-name="P88">Đăng tin ở ghép</text:p>
          </table:table-cell>
        </table:table-row>
        <table:table-row table:style-name="TableRow89">
          <table:table-cell table:style-name="TableCell90">
            <text:p text:style-name="P91">UC11</text:p>
          </table:table-cell>
          <table:table-cell table:style-name="TableCell92">
            <text:p text:style-name="P93">Đề xuất nhà trọ theo yêu cầu của người dùng</text:p>
          </table:table-cell>
        </table:table-row>
        <table:table-row table:style-name="TableRow94">
          <table:table-cell table:style-name="TableCell95">
            <text:p text:style-name="P96">UC12</text:p>
          </table:table-cell>
          <table:table-cell table:style-name="TableCell97">
            <text:p text:style-name="P98">Cá<text:s/>nhân hóa việc thuê nhà, cho phép lưu lại các hoạt động giao dịch thuê nhà, thanh toán tiền nhà…</text:p>
          </table:table-cell>
        </table:table-row>
        <table:table-row table:style-name="TableRow99">
          <table:table-cell table:style-name="TableCell100">
            <text:p text:style-name="P101">UC13</text:p>
          </table:table-cell>
          <table:table-cell table:style-name="TableCell102">
            <text:p text:style-name="P103">Tạo nhóm người dùng cùng thuê trọ chung và cho phép lưu nhật ký các hoạt động thanh toán tiền trọ, tiền điện, nước… khi<text:s/>cùng thuê trọ</text:p>
          </table:table-cell>
        </table:table-row>
        <table:table-row table:style-name="TableRow104">
          <table:table-cell table:style-name="TableCell105">
            <text:p text:style-name="P106">UC14</text:p>
          </table:table-cell>
          <table:table-cell table:style-name="TableCell107">
            <text:p text:style-name="P108">Đồng bộ dữ liệu giữa ứng dụng trên các thiết bị di động</text:p>
          </table:table-cell>
        </table:table-row>
        <table:table-row table:style-name="TableRow109">
          <table:table-cell table:style-name="TableCell110">
            <text:p text:style-name="P111">UC15</text:p>
          </table:table-cell>
          <table:table-cell table:style-name="TableCell112">
            <text:p text:style-name="P113">Tích hợp đơn vị chuyển đổi tiền tệ</text:p>
          </table:table-cell>
        </table:table-row>
      </table:table>
      <text:p text:style-name="P114"/>
      <text:p text:style-name="P115"/>
      <text:p text:style-name="P116"/>
      <text:p text:style-name="P117"><text:span text:style-name="T118">3. <text:s/>Phân chia công việc cho mọi người trong tuần tới:</text:span></text:p>
      <text:list text:style-name="LFO2" text:continue-numbering="true">
        <text:list-item>
          <text:p text:style-name="P119">CanhNTH: Tìm kiếm và lên danh sách các công nghệ cần training<text:s/>và gửi email cho mọi người. Trong đó có chứa các link reference, tutorials hoặc các tài liệu để tự học khác. Ra một số đề bài để training về Android.</text:p>
        </text:list-item>
        <text:list-item>
          <text:p text:style-name="P120">LựcNV, HoaNP, CanhNTH: Set up môi trường và các phần mềm cần thiết trên máy tính cá nhân.Tự đọc và tìm hiểu về lập trình Android</text:p>
        </text:list-item>
      </text:list>
      <text:p text:style-name="P121"/>
      <text:p text:style-name="P122">Thứ<text:s/>hai, ngày 23 tháng 6 năm 2014</text:p>
      <text:p text:style-name="P123"><text:span text:style-name="T124"><text:tab/></text:span><text:span text:style-name="T125">BIÊN B</text:span><text:span text:style-name="T126">Ả</text:span><text:span text:style-name="T127">N H</text:span><text:span text:style-name="T128">Ọ</text:span><text:span text:style-name="T129">P TEAM</text:span><text:span text:style-name="T130"><text:s/></text:span><text:span text:style-name="T131"><text:tab/></text:span></text:p>
      <text:p text:style-name="P132"><text:span text:style-name="T133">Thành phần tham dự</text:span><text:span text:style-name="T134">: HoaNP, LựcNV, CảnhNHT</text:span></text:p>
      <text:p text:style-name="P135"/>
      <text:p text:style-name="P136"><text:span text:style-name="T137">Mục đích</text:span><text:span text:style-name="T138">:</text:span></text:p>
      <text:list text:style-name="LFO3" text:continue-numbering="true">
        <text:list-item>
          <text:p text:style-name="P139"><text:span text:style-name="T140">Tổng kết những việc đã làm được và chưa làm được trong tuần trước.</text:span><text:span text:style-name="T141"> </text:span></text:p>
        </text:list-item>
        <text:list-item>
          <text:p text:style-name="P142">Đưa ra công việc cho tuần kế tiếp.</text:p>
        </text:list-item>
      </text:list>
      <text:p text:style-name="P143">Nội dung cuộc họp:</text:p>
      <text:p text:style-name="P144"/>
      <text:p text:style-name="P145">1. Tổng kết những việc đã làm được và chưa làm được:</text:p>
      <text:list text:style-name="LFO4" text:continue-numbering="true">
        <text:list-item>
          <text:p text:style-name="P146">Đã cài đặt được môi trường và các phần mềm trên máy tính cá nhân</text:p>
        </text:list-item>
        <text:list-item>
          <text:p text:style-name="P147">Bắt đầu training với Android</text:p>
        </text:list-item>
      </text:list>
      <text:p text:style-name="P148">2. Các công việc cho tuần làm việc tiếp theo:</text:p>
      <text:list text:style-name="LFO4" text:continue-numbering="true">
        <text:list-item>
          <text:p text:style-name="P149">Tiếp tục training về Android</text:p>
        </text:list-item>
        <text:list-item>
          <text:p text:style-name="P150">Tìm hiểu và training về git và github</text:p>
        </text:list-item>
      </text:list>
      <text:p text:style-name="P151"/>
      <text:p text:style-name="P152">Thứ<text:s/>hai, ngày 30 tháng 6 năm 2014</text:p>
      <text:p text:style-name="P153"><text:span text:style-name="T154"><text:tab/></text:span><text:span text:style-name="T155">BIÊN B</text:span><text:span text:style-name="T156">Ả</text:span><text:span text:style-name="T157">N H</text:span><text:span text:style-name="T158">Ọ</text:span><text:span text:style-name="T159">P TEAM<text:s/></text:span><text:span text:style-name="T160"><text:tab/></text:span></text:p>
      <text:p text:style-name="P161"><text:span text:style-name="T162">Thành phần tham dự</text:span><text:span text:style-name="T163">: HoaNP, LựcNV, CảnhNHT</text:span></text:p>
      <text:p text:style-name="P164"/>
      <text:p text:style-name="P165"><text:span text:style-name="T166">Mục đích</text:span><text:span text:style-name="T167">:</text:span></text:p>
      <text:list text:style-name="LFO3" text:continue-numbering="true">
        <text:list-item>
          <text:p text:style-name="P168"><text:span text:style-name="T169">Tổng kết những việc đã làm được và chưa làm được trong tuần trước.</text:span><text:span text:style-name="T170"> </text:span></text:p>
        </text:list-item>
        <text:list-item>
          <text:p text:style-name="P171">Đưa ra công việc cho tuần kế tiếp.</text:p>
        </text:list-item>
      </text:list>
      <text:p text:style-name="P172">Nội dung cuộc họp:</text:p>
      <text:p text:style-name="P173"/>
      <text:p text:style-name="P174">1. Tổng kết những<text:s/>việc đã làm được và chưa làm được:</text:p>
      <text:list text:style-name="LFO3" text:continue-numbering="true">
        <text:list-item>
          <text:p text:style-name="P175">Biết cách sử dụng và làm việc trên Github</text:p>
        </text:list-item>
        <text:list-item>
          <text:p text:style-name="P176">Quen dần và code được những project đơn giản trên Android</text:p>
        </text:list-item>
      </text:list>
      <text:p text:style-name="P177"/>
      <text:p text:style-name="P178">2. Các công việc cho tuần làm việc tiếp theo:</text:p>
      <text:list text:style-name="LFO3" text:continue-numbering="true">
        <text:list-item>
          <text:p text:style-name="P179">Tiếp tục training về Android</text:p>
        </text:list-item>
        <text:list-item>
          <text:p text:style-name="P180">Lên kế hoạch thiết kế giao diện cho các chức<text:s/>năng</text:p>
        </text:list-item>
        <text:list-item>
          <text:p text:style-name="P181">Liên hệ với mentor<text:s/></text:p>
        </text:list-item>
      </text:list>
      <text:p text:style-name="P182">3, Phân công công việc trong tuần tới</text:p>
      <text:list text:style-name="LFO3" text:continue-numbering="true">
        <text:list-item>
          <text:p text:style-name="P183">HoaNP: thiết kế giao diện các chức năng có mã số từ UC01 – UC05</text:p>
        </text:list-item>
        <text:list-item>
          <text:p text:style-name="P184">LựcNV: thiết kế giao diện các chức năng có mã số từ UC06- UC10</text:p>
        </text:list-item>
        <text:list-item>
          <text:p text:style-name="P185">CảnhNHT: thiết kế giao diện các chức năng có mã số từ UC11- UC15</text:p>
        </text:list-item>
      </text:list>
      <text:p text:style-name="P186"/>
      <text:p text:style-name="P187">Chủ<text:s/>nhật, ngày 6 tháng 7 năm 2014</text:p>
      <text:p text:style-name="P188"><text:span text:style-name="T189"><text:tab/></text:span><text:span text:style-name="T190">BIÊN B</text:span><text:span text:style-name="T191">Ả</text:span><text:span text:style-name="T192">N H</text:span><text:span text:style-name="T193">Ọ</text:span><text:span text:style-name="T194">P TEAM<text:s/></text:span><text:span text:style-name="T195"><text:tab/></text:span></text:p>
      <text:p text:style-name="P196"><text:span text:style-name="T197">Thành phần tham dự</text:span><text:span text:style-name="T198">: HoaNP, LựcNV, CảnhNHT</text:span></text:p>
      <text:p text:style-name="P199"/>
      <text:p text:style-name="P200"><text:span text:style-name="T201">Mục đích</text:span><text:span text:style-name="T202">:</text:span></text:p>
      <text:list text:style-name="LFO3" text:continue-numbering="true">
        <text:list-item>
          <text:p text:style-name="P203"><text:span text:style-name="T204">Tổng kết những việc đã làm được và chưa làm được trong tuần trước.</text:span><text:span text:style-name="T205"> </text:span></text:p>
        </text:list-item>
        <text:list-item>
          <text:p text:style-name="P206">Đưa ra công việc cho tuần kế tiếp.</text:p>
        </text:list-item>
      </text:list>
      <text:p text:style-name="P207">Nội dung cuộc họp:</text:p>
      <text:p text:style-name="P208"/>
      <text:p text:style-name="P209">1. Tổng kết những việc đã<text:s/>làm được và chưa làm được:</text:p>
      <text:list text:style-name="LFO3" text:continue-numbering="true">
        <text:list-item>
          <text:p text:style-name="P210">Hoàn thành sơ bộ việc thiết kế giao diện trên giấy cho các chức năng</text:p>
        </text:list-item>
        <text:list-item>
          <text:p text:style-name="P211">Từng bước quen dần và thành thạo với các thao tác cơ bản trên Activity và Multi-screen</text:p>
        </text:list-item>
      </text:list>
      <text:p text:style-name="P212"/>
      <text:p text:style-name="P213">2. Các công việc cho tuần làm việc tiếp theo:</text:p>
      <text:list text:style-name="LFO3" text:continue-numbering="true">
        <text:list-item>
          <text:p text:style-name="P214">Tiếp tục training về Android</text:p>
        </text:list-item>
        <text:list-item>
          <text:p text:style-name="P215">Build khung giao diện đơn giản trên ứng dụng chủ yếu dùng LinearLayout + RelativeLayout + TextView để hình dung được sơ bộ thiết kế. Do tuần này thi đại học và chung kết Would Cup nên yêu cầu đặt ra build được 3/5 chức năng được phân công.</text:p>
        </text:list-item>
        <text:list-item>
          <text:p text:style-name="P216">Bước đầu nghiên cứu và tìm hiểu về cơ sở dữ liệu(CSDL)<text:s/></text:p>
        </text:list-item>
      </text:list>
      <text:p text:style-name="P217">3, Phân công công việc trong tuần tới</text:p>
      <text:list text:style-name="LFO3" text:continue-numbering="true">
        <text:list-item>
          <text:p text:style-name="P218">HoaNP, LựcNV, CảnhNHT: build khung giao diện như đã thống nhất và tự nghiên cứu về CSDL.</text:p>
        </text:list-item>
      </text:list>
      <text:p text:style-name="P219"/>
      <text:p text:style-name="P220">Thứ<text:s/>hai, ngày 14 tháng 7 năm 2014</text:p>
      <text:p text:style-name="P221"><text:span text:style-name="T222"><text:tab/></text:span><text:span text:style-name="T223">BIÊN B</text:span><text:span text:style-name="T224">Ả</text:span><text:span text:style-name="T225">N H</text:span><text:span text:style-name="T226">Ọ</text:span><text:span text:style-name="T227">P TEAM<text:s/></text:span><text:span text:style-name="T228"><text:tab/></text:span></text:p>
      <text:p text:style-name="P229"><text:span text:style-name="T230">Thành phần tham dự</text:span><text:span text:style-name="T231">: HoaNP,<text:s/></text:span><text:span text:style-name="T232">LựcNV, CảnhNHT</text:span></text:p>
      <text:p text:style-name="P233"/>
      <text:p text:style-name="P234"><text:span text:style-name="T235">Mục đích</text:span><text:span text:style-name="T236">:</text:span></text:p>
      <text:list text:style-name="LFO3" text:continue-numbering="true">
        <text:list-item>
          <text:p text:style-name="P237"><text:span text:style-name="T238">Tổng kết những việc đã làm được và chưa làm được trong tuần trước.</text:span><text:span text:style-name="T239"> </text:span></text:p>
        </text:list-item>
        <text:list-item>
          <text:p text:style-name="P240">Đưa ra công việc cho tuần kế tiếp.</text:p>
        </text:list-item>
      </text:list>
      <text:p text:style-name="P241">Nội dung cuộc họp:</text:p>
      <text:p text:style-name="P242"/>
      <text:p text:style-name="P243">1. Tổng kết những việc đã làm được và chưa làm được:</text:p>
      <text:list text:style-name="LFO3" text:continue-numbering="true">
        <text:list-item>
          <text:p text:style-name="P244">Hoàn thành sơ bộ việc thiết kế giao diện trên giấy cho<text:s/>các chức năng</text:p>
        </text:list-item>
      </text:list>
      <text:p text:style-name="P245"/>
      <text:p text:style-name="P246">2. Các công việc cho tuần làm việc tiếp theo:</text:p>
      <text:list text:style-name="LFO3" text:continue-numbering="true">
        <text:list-item>
          <text:p text:style-name="P247">Tiếp tục training về Android</text:p>
        </text:list-item>
      </text:list>
      <text:p text:style-name="P248">3, Phân công công việc trong tuần tới</text:p>
      <text:list text:style-name="LFO3" text:continue-numbering="true">
        <text:list-item>
          <text:p text:style-name="P249">HoaNP, LựcNV, CảnhNHT:<text:s/></text:p>
        </text:list-item>
        <text:list-item>
          <text:p text:style-name="P250">Nắm vững kiến thức về CSDL và thao tác tốt về csdl, ít nhất 1 ứng dụng dung sqlite</text:p>
        </text:list-item>
        <text:list-item>
          <text:p text:style-name="P251">Tìm hiểu them về google API</text:p>
        </text:list-item>
      </text:list>
      <text:p text:style-name="P252"/>
      <text:p text:style-name="P253"/>
      <text:p text:style-name="P254">Thứ<text:s/>hai, ngày 21 tháng 7 năm 2014</text:p>
      <text:p text:style-name="P255"><text:span text:style-name="T256"><text:tab/></text:span><text:span text:style-name="T257">BIÊN B</text:span><text:span text:style-name="T258">Ả</text:span><text:span text:style-name="T259">N H</text:span><text:span text:style-name="T260">Ọ</text:span><text:span text:style-name="T261">P TEAM<text:s/></text:span><text:span text:style-name="T262"><text:tab/></text:span></text:p>
      <text:p text:style-name="P263"><text:span text:style-name="T264">Thành phần tham dự</text:span><text:span text:style-name="T265">: HoaNP, LựcNV, CảnhNHT</text:span></text:p>
      <text:p text:style-name="P266"/>
      <text:p text:style-name="P267"><text:span text:style-name="T268">Mục đích</text:span><text:span text:style-name="T269">:</text:span></text:p>
      <text:list text:style-name="LFO3" text:continue-numbering="true">
        <text:list-item>
          <text:p text:style-name="P270"><text:span text:style-name="T271">Tổng kết những việc đã làm được và chưa làm được trong tuần trước.</text:span><text:span text:style-name="T272"> </text:span></text:p>
        </text:list-item>
        <text:list-item>
          <text:p text:style-name="P273">Đưa ra công việc cho tuần kế tiếp.</text:p>
        </text:list-item>
      </text:list>
      <text:p text:style-name="P274">Nội dung cuộc họp:</text:p>
      <text:p text:style-name="P275"/>
      <text:p text:style-name="P276">1. Tổng kết<text:s/>những việc đã làm được và chưa làm được:</text:p>
      <text:list text:style-name="LFO3" text:continue-numbering="true">
        <text:list-item>
          <text:p text:style-name="P277">LucNV, HoaNP: Không hoàn thành nhiệm vụ được giao do chưa tích cực, trong quá trình tự học gặp nhiều vấn đề<text:s/></text:p>
        </text:list-item>
        <text:list-item>
          <text:p text:style-name="P278">CanhNHT: xuất sắc hoàn thành nhiệm vụ được giao.</text:p>
        </text:list-item>
      </text:list>
      <text:p text:style-name="P279"/>
      <text:p text:style-name="P280">2. Các công việc cho tuần làm việc tiếp theo:</text:p>
      <text:list text:style-name="LFO3" text:continue-numbering="true">
        <text:list-item>
          <text:p text:style-name="P281">Nhóm gặp mặt nhau hằng ngày để training về SQLite, Google Map và định hướng về CSDL cho ứng dụng.</text:p>
        </text:list-item>
      </text:list>
      <text:p text:style-name="P282">3, Phân công công việc trong tuần tới</text:p>
      <text:list text:style-name="LFO3" text:continue-numbering="true">
        <text:list-item>
          <text:p text:style-name="P283">CanhNHT hướng dẫn và cùng các bạn training<text:s/></text:p>
        </text:list-item>
        <text:list-item>
          <text:p text:style-name="P284">HoaNP, LựcNV phải nắm đầy đủ về SQLite và làm được ít nhất 1 ứng dụng sử dụng SQLite.</text:p>
        </text:list-item>
        <text:list-item>
          <text:p text:style-name="P285">Nhóm làm ít nhất 1 ứng dụng sử dụng Google Map.</text:p>
        </text:list-item>
      </text:list>
      <text:p text:style-name="P286"/>
      <text:p text:style-name="P287">Thứ<text:s/>hai, ngày 28 tháng 7 năm 2014</text:p>
      <text:p text:style-name="P288"><text:span text:style-name="T289"><text:tab/></text:span><text:span text:style-name="T290">BIÊN B</text:span><text:span text:style-name="T291">Ả</text:span><text:span text:style-name="T292">N H</text:span><text:span text:style-name="T293">Ọ</text:span><text:span text:style-name="T294">P TEAM<text:s/></text:span><text:span text:style-name="T295"><text:tab/></text:span></text:p>
      <text:p text:style-name="P296"><text:span text:style-name="T297">Thành phần tham dự</text:span><text:span text:style-name="T298">: HoaNP, LựcNV, CảnhNHT</text:span></text:p>
      <text:p text:style-name="P299"/>
      <text:p text:style-name="P300"><text:span text:style-name="T301">Mục đích</text:span><text:span text:style-name="T302">:</text:span></text:p>
      <text:list text:style-name="LFO3" text:continue-numbering="true">
        <text:list-item>
          <text:p text:style-name="P303"><text:span text:style-name="T304">Tổng kết những việc đã làm được và chưa làm được trong tuần trước.</text:span><text:span text:style-name="T305"> </text:span></text:p>
        </text:list-item>
        <text:list-item>
          <text:p text:style-name="P306">Đưa ra công việc cho tuần kế<text:s/>tiếp.</text:p>
        </text:list-item>
      </text:list>
      <text:p text:style-name="P307">Nội dung cuộc họp:</text:p>
      <text:p text:style-name="P308"/>
      <text:p text:style-name="P309">1. Tổng kết những việc đã làm được và chưa làm được:</text:p>
      <text:p text:style-name="P310">- Hiểu và nắm vững về CSDL SQL</text:p>
      <text:p text:style-name="P311">2. Các công việc cho tuần làm việc tiếp theo:</text:p>
      <text:p text:style-name="P312"><text:span text:style-name="T313">-<text:s/></text:span><text:span text:style-name="T314">Liên hệ mentor về việc chấm thi giữa kì</text:span></text:p>
      <text:p text:style-name="P315">- Nhóm tập trung tìm hiểu về google Map</text:p>
      <text:p text:style-name="P316">- Tìm hiểu và thực<text:s/>hiện chức năng UC1</text:p>
      <text:p text:style-name="P317"/>
      <text:p text:style-name="P318">3, Phân công công việc trong tuần tới</text:p>
      <text:p text:style-name="P319">Tập trung làm việc nhóm.</text:p>
      <text:p text:style-name="P320"/>
      <text:soft-page-break/>
      <text:p text:style-name="P321">Thứ hai, ngày 4 tháng 8<text:s/>năm 2014</text:p>
      <text:p text:style-name="P322"><text:span text:style-name="T323">                                           </text:span><text:span text:style-name="T324">Meeting Of Minutes 8</text:span></text:p>
      <text:p text:style-name="P325"><text:span text:style-name="T326">    </text:span></text:p>
      <text:p text:style-name="P327"><text:span text:style-name="T328">Thành phần tham dự</text:span><text:span text:style-name="T329">: HoaNP</text:span><text:span text:style-name="T330">, CảnhNHT</text:span></text:p>
      <text:p text:style-name="P331"/>
      <text:p text:style-name="P332"><text:span text:style-name="T333">Mục đích</text:span><text:span text:style-name="T334">:</text:span></text:p>
      <text:p text:style-name="P335"><text:span text:style-name="T336">-</text:span><text:span text:style-name="T337">    </text:span><text:span text:style-name="T338">Tổng kết những việc đã làm được và chưa làm được trong tuần trước.</text:span><text:span text:style-name="T339"> </text:span></text:p>
      <text:p text:style-name="P340"><text:span text:style-name="T341">-</text:span><text:span text:style-name="T342">    </text:span><text:span text:style-name="T343">Đưa ra công việc cho tuần kế tiếp.</text:span></text:p>
      <text:p text:style-name="P344"><text:span text:style-name="T345">Nội dung cuộc họp:</text:span></text:p>
      <text:p text:style-name="P346"/>
      <text:p text:style-name="P347"><text:span text:style-name="T348">1. Tổng kết những việc đã làm được và chưa làm được:</text:span></text:p>
      <text:list text:style-name="LFO7" text:continue-numbering="true">
        <text:list-item>
          <text:p text:style-name="P349">Cài đặt thành công ứng dụng chạy Google Map trên genymotion.</text:p>
        </text:list-item>
        <text:list-item>
          <text:p text:style-name="P350">Trao đổi với mentor về tình hình của nhóm (thay đổi thành viên nhóm).</text:p>
        </text:list-item>
      </text:list>
      <text:p text:style-name="P351">2. Các công việc cho tuần làm việc tiếp theo:</text:p>
      <text:list text:style-name="LFO6" text:continue-numbering="true">
        <text:list-item>
          <text:p text:style-name="P352">Tìm hiểu và lập trình chức năng UC04 – Sắp xếp danh sách nhà trọ</text:p>
        </text:list-item>
        <text:list-item>
          <text:p text:style-name="P353">Tìm hiểu và lập trình chức năng UC09 – Đăng thông tin nhà trọ</text:p>
        </text:list-item>
      </text:list>
      <text:p text:style-name="P354"><text:span text:style-name="T355">3, Phân công công việc trong tuần tới</text:span></text:p>
      <text:list text:style-name="LFO5" text:continue-numbering="true">
        <text:list-item>
          <text:p text:style-name="P356">HoaNP và CanhNHT cùng lập trình 2 chức năng UC04 và UC09 trên 1 Android project được đặt trên GitHub.</text:p>
        </text:list-item>
      </text:list>
      <text:p text:style-name="P357"/>
      <text:p text:style-name="P358"/>
      <text:p text:style-name="P359"/>
      <text:p text:style-name="P360"/>
      <text:p text:style-name="P361"/>
      <text:p text:style-name="P362"/>
      <text:p text:style-name="P3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 fo:margin-bottom="0in" fo:line-height="100%"/>
      <style:text-properties style:font-name="Times New Roman" style:font-name-asian="Times New Roman" style:letter-kerning="true" fo:font-size="12pt" style:font-size-asian="12pt" style:font-size-complex="12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Courier New" style:font-name-asian="Times New Roman" style:font-name-complex="Courier New" fo:font-size="12pt" style:font-size-asian="12pt"/>
    </style:style>
    <style:style style:name="WW_CharLFO1LVL2" style:family="text">
      <style:text-properties style:font-name="Times New Roman" style:font-name-asian="Times New Roman" style:font-name-complex="Times New Roman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Courier New" style:font-name-asian="Times New Roman" style:font-name-complex="Courier New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asian="Times New Roman" style:font-name-complex="Courier New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ourier New" style:font-name-asian="Times New Roman" style:font-name-complex="Courier New" fo:font-size="12pt" style:font-size-asian="12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Calibri" style:font-name-asian="Calibri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Times New Roman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1LVL2" text:bullet-char="·">
        <style:list-level-properties text:space-before="0.5in" text:min-label-width="0.4166in" text:list-level-position-and-space-mode="label-alignment">
          <style:list-level-label-alignment text:label-followed-by="listtab" fo:margin-left="0.9166in" fo:text-indent="-0.4166in"/>
        </style:list-level-properties>
        <style:text-properties style:font-name="Times New Roman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2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Courier New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guyenhoa</meta:initial-creator>
    <dc:creator>Nguyen Hoa</dc:creator>
    <meta:creation-date>2014-06-30T17:51:00Z</meta:creation-date>
    <dc:date>2014-08-07T05:57:00Z</dc:date>
    <meta:template xlink:href="Normal" xlink:type="simple"/>
    <meta:editing-cycles>26</meta:editing-cycles>
    <meta:editing-duration>PT13980S</meta:editing-duration>
    <meta:document-statistic meta:page-count="10" meta:paragraph-count="14" meta:word-count="1072" meta:character-count="7172" meta:row-count="50" meta:non-whitespace-character-count="6114"/>
  </office:meta>
</office:document-meta>
</file>